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textarea-horizontal-align="justify" draw:textarea-vertical-align="middle" draw:auto-grow-height="false" fo:min-height="3.459cm" fo:min-width="1.9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673cm" fo:min-width="0.331cm"/>
    </style:style>
    <style:style style:name="gr6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5cm" svg:y1="12.46cm" svg:x2="17.944cm" svg:y2="12.46cm">
          <text:p/>
        </draw:line>
        <draw:custom-shape draw:style-name="gr2" draw:text-style-name="P2" draw:layer="layout" svg:width="2.676cm" svg:height="3.969cm" svg:x="4.407cm" svg:y="9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76cm" svg:height="3.969cm" svg:x="7.5cm" svg:y="9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76cm" svg:height="3.969cm" svg:x="10.592cm" svg:y="9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76cm" svg:height="3.969cm" svg:x="13.685cm" svg:y="9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18cm" svg:height="0.962cm" svg:x="4.736cm" svg:y="13.721cm">
          <draw:text-box>
            <text:p>Rxr 1</text:p>
          </draw:text-box>
        </draw:frame>
        <draw:frame draw:style-name="gr4" draw:text-style-name="P3" draw:layer="layout" svg:width="2.018cm" svg:height="0.962cm" svg:x="7.829cm" svg:y="13.721cm">
          <draw:text-box>
            <text:p>Rxr 2</text:p>
          </draw:text-box>
        </draw:frame>
        <draw:frame draw:style-name="gr4" draw:text-style-name="P3" draw:layer="layout" svg:width="2.018cm" svg:height="0.962cm" svg:x="10.921cm" svg:y="13.721cm">
          <draw:text-box>
            <text:p>Rxr 3</text:p>
          </draw:text-box>
        </draw:frame>
        <draw:frame draw:style-name="gr4" draw:text-style-name="P3" draw:layer="layout" svg:width="2.018cm" svg:height="0.962cm" svg:x="14.014cm" svg:y="13.721cm">
          <draw:text-box>
            <text:p>Rxr 4</text:p>
          </draw:text-box>
        </draw:frame>
        <draw:frame draw:style-name="gr4" draw:text-style-name="P3" draw:layer="layout" svg:width="2.018cm" svg:height="0.962cm" svg:x="1.537cm" svg:y="11.999cm">
          <draw:text-box>
            <text:p>Feed</text:p>
          </draw:text-box>
        </draw:frame>
        <draw:custom-shape draw:style-name="gr5" draw:text-style-name="P2" draw:layer="layout" svg:width="0.831cm" svg:height="0.923cm" svg:x="5.33cm" svg:y="8.4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31cm" svg:height="0.923cm" svg:x="8.423cm" svg:y="8.4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31cm" svg:height="0.923cm" svg:x="8.423cm" svg:y="8.4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31cm" svg:height="0.923cm" svg:x="11.515cm" svg:y="8.4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31cm" svg:height="0.923cm" svg:x="14.608cm" svg:y="8.48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722cm" svg:y1="9.415cm" svg:x2="5.722cm" svg:y2="9.691cm">
          <text:p/>
        </draw:line>
        <draw:line draw:style-name="gr6" draw:text-style-name="P1" draw:layer="layout" svg:x1="8.822cm" svg:y1="9.415cm" svg:x2="8.822cm" svg:y2="9.691cm">
          <text:p/>
        </draw:line>
        <draw:line draw:style-name="gr6" draw:text-style-name="P1" draw:layer="layout" svg:x1="11.922cm" svg:y1="9.415cm" svg:x2="11.922cm" svg:y2="9.691cm">
          <text:p/>
        </draw:line>
        <draw:line draw:style-name="gr6" draw:text-style-name="P1" draw:layer="layout" svg:x1="15.022cm" svg:y1="9.415cm" svg:x2="15.022cm" svg:y2="9.6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7:36:13.294701575</meta:creation-date>
    <dc:date>2018-11-09T17:55:30.159685095</dc:date>
    <meta:editing-duration>PT8M21S</meta:editing-duration>
    <meta:editing-cycles>2</meta:editing-cycles>
    <meta:generator>LibreOffice/6.0.5.2$MacOSX_X86_64 LibreOffice_project/54c8cbb85f300ac59db32fe8a675ff7683cd5a16</meta:generator>
    <meta:document-statistic meta:object-count="19"/>
  </office:meta>
</office:document-meta>
</file>